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middle" draw:auto-grow-height="false" fo:min-height="3.052cm" fo:min-width="3.691cm"/>
      <style:paragraph-properties style:writing-mode="lr-tb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3.941cm" fo:min-width="3.564cm"/>
      <style:paragraph-properties style:writing-mode="lr-tb"/>
    </style:style>
    <style:style style:name="gr3" style:family="graphic" style:parent-style-name="standard">
      <style:graphic-properties draw:fill-color="#f6f9d4" draw:opacity="52%" draw:textarea-horizontal-align="justify" draw:textarea-vertical-align="middle" draw:auto-grow-height="false" fo:min-height="14.482cm" fo:min-width="16.01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3.437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925cm" fo:min-width="3.3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43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0.9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39cm" fo:min-width="7.62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437cm"/>
      <style:paragraph-properties style:writing-mode="lr-tb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a6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-color="#f6f9d4" draw:opacity="52%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6pt" fo:language="pt" fo:country="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191cm" svg:height="3.302cm" svg:x="1.889cm" svg:y="4.252cm">
          <text:p text:style-name="P1"><text:span text:style-name="T1">Cidadão</text:span></text:p>
          <text:p text:style-name="P1"><text:span text:style-name="T2">marcou</text:span></text:p>
          <text:p text:style-name="P1"><text:span text:style-name="T1">Ocorrência</text:span></text:p>
          <text:p text:style-name="P1"><text:span text:style-name="T1">como resolvid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064cm" svg:height="4.191cm" svg:x="1.941cm" svg:y="10.389cm">
          <text:p text:style-name="P1"><text:span text:style-name="T1">Município</text:span><text:span text:style-name="T1"><text:line-break/></text:span><text:span text:style-name="T1">ou freguesia</text:span><text:span text:style-name="T1"><text:line-break/></text:span><text:span text:style-name="T2">marcaram</text:span></text:p>
          <text:p text:style-name="P1"><text:span text:style-name="T1">ocorrência</text:span><text:span text:style-name="T1"><text:line-break/></text:span><text:span text:style-name="T1">como resolvid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1cm" svg:height="14.732cm" svg:x="6.969cm" svg:y="3.6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937cm" svg:height="2.794cm" svg:x="8.973cm" svg:y="4.507cm">
          <text:p text:style-name="P4"><text:span text:style-name="T3">Enviar</text:span><text:span text:style-name="T3"><text:line-break/></text:span><text:span text:style-name="T3">e-mail ao</text:span><text:span text:style-name="T3"><text:line-break/></text:span><text:span text:style-name="T3">município e/ou</text:span><text:span text:style-name="T3"><text:line-break/></text:span><text:span text:style-name="T3">fregues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81cm" svg:height="3.175cm" svg:x="24.495cm" svg:y="8.844cm">
          <text:p text:style-name="P5">Ocorrência</text:p>
          <text:p text:style-name="P5">resolvida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2.999cm" svg:x1="12.91cm" svg:y1="5.904cm" svg:x2="24.495cm" svg:y2="10.431cm" draw:start-shape="id1" draw:start-glue-point="1" draw:end-shape="id2" draw:end-glue-point="3" svg:d="M12910 5904h8791v4527h2794" svg:viewBox="0 0 11586 4528">
          <text:p/>
        </draw:connector>
        <draw:connector draw:style-name="gr6" draw:text-style-name="P7" draw:layer="layout" draw:line-skew="0.236cm" svg:x1="6.08cm" svg:y1="5.903cm" svg:x2="8.973cm" svg:y2="5.904cm" draw:start-shape="id3" draw:start-glue-point="1" draw:end-shape="id1" draw:end-glue-point="3" svg:d="M6080 5903h1682v1h1211" svg:viewBox="0 0 2894 2">
          <text:p/>
        </draw:connector>
        <draw:custom-shape draw:style-name="gr7" draw:text-style-name="P4" xml:id="id5" draw:id="id5" draw:layer="layout" svg:width="3.937cm" svg:height="2.54cm" svg:x="7.985cm" svg:y="11.203cm">
          <text:p text:style-name="P4"><text:span text:style-name="T3">Enviar</text:span><text:span text:style-name="T3"><text:line-break/></text:span><text:span text:style-name="T3">e-mail ao</text:span><text:span text:style-name="T3"><text:line-break/></text:span><text:span text:style-name="T3">cidad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6.005cm" svg:y1="12.484cm" svg:x2="7.985cm" svg:y2="12.473cm" draw:start-shape="id4" draw:start-glue-point="1" draw:end-shape="id5" draw:end-glue-point="3" svg:d="M6005 12484h990v-11h990" svg:viewBox="0 0 1981 12">
          <text:p/>
        </draw:connector>
        <draw:custom-shape draw:style-name="gr8" draw:text-style-name="P4" xml:id="id6" draw:id="id6" draw:layer="layout" svg:width="2.921cm" svg:height="3.556cm" svg:x="13.554cm" svg:y="10.698cm">
          <text:p text:style-name="P4"><text:span text:style-name="T3">Cidadão</text:span><text:span text:style-name="T3"><text:line-break/></text:span><text:span text:style-name="T3">confirm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line-skew="1.27cm" svg:x1="16.475cm" svg:y1="12.476cm" svg:x2="24.495cm" svg:y2="10.431cm" draw:start-shape="id6" draw:start-glue-point="7" draw:end-shape="id2" draw:end-glue-point="3" svg:d="M16475 12476h5280v-2045h2740" svg:viewBox="0 0 8021 2046">
          <text:p/>
        </draw:connector>
        <draw:frame draw:style-name="gr9" draw:text-style-name="P8" draw:layer="layout" svg:width="1.651cm" svg:height="0.762cm" svg:x="16.374cm" svg:y="11.778cm">
          <draw:text-box>
            <text:p><text:span text:style-name="T3">Sim</text:span></text:p>
          </draw:text-box>
        </draw:frame>
        <draw:connector draw:style-name="gr6" draw:text-style-name="P7" draw:layer="layout" svg:x1="11.922cm" svg:y1="12.473cm" svg:x2="13.554cm" svg:y2="12.476cm" draw:start-shape="id5" draw:start-glue-point="1" draw:end-shape="id6" draw:end-glue-point="5" svg:d="M11922 12473h815v3h817" svg:viewBox="0 0 1633 4">
          <text:p/>
        </draw:connector>
        <draw:custom-shape draw:style-name="gr10" draw:text-style-name="P4" xml:id="id7" draw:id="id7" draw:layer="layout" svg:width="8.128cm" svg:height="1.689cm" svg:x="10.945cm" svg:y="15.937cm">
          <text:p text:style-name="P4"><text:span text:style-name="T3">Informar por e-mail o município e/ou</text:span><text:span text:style-name="T3"><text:line-break/></text:span><text:span text:style-name="T3">freguesia que o cidadão considera que</text:span><text:span text:style-name="T3"><text:line-break/></text:span><text:span text:style-name="T3">a ocorrência ainda não está resolvi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5.015cm" svg:y1="14.254cm" svg:x2="15.009cm" svg:y2="15.937cm" draw:start-shape="id6" draw:start-glue-point="6" draw:end-shape="id7" draw:end-glue-point="0" svg:d="M15015 14254v842h-6v841" svg:viewBox="0 0 7 1684">
          <text:p/>
        </draw:connector>
        <draw:frame draw:style-name="gr9" draw:text-style-name="P8" draw:layer="layout" svg:width="1.651cm" svg:height="0.762cm" svg:x="15.078cm" svg:y="14.27cm">
          <draw:text-box>
            <text:p><text:span text:style-name="T3">Não</text:span></text:p>
          </draw:text-box>
        </draw:frame>
        <draw:custom-shape draw:style-name="gr11" draw:text-style-name="P4" xml:id="id8" draw:id="id8" draw:layer="layout" svg:width="3.937cm" svg:height="1.27cm" svg:x="15.894cm" svg:y="7.863cm">
          <text:p text:style-name="P4"><text:span text:style-name="T3">Esperar N d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5.015cm" svg:y1="10.698cm" svg:x2="15.894cm" svg:y2="8.498cm" draw:start-shape="id6" draw:start-glue-point="4" draw:end-shape="id8" draw:end-glue-point="3" svg:d="M15015 10698v-2200h879" svg:viewBox="0 0 880 2201">
          <text:p/>
        </draw:connector>
        <draw:frame draw:style-name="gr9" draw:text-style-name="P8" draw:layer="layout" svg:width="3.302cm" svg:height="0.762cm" svg:x="14.897cm" svg:y="9.687cm">
          <draw:text-box>
            <text:p><text:span text:style-name="T3">Não responde</text:span></text:p>
          </draw:text-box>
        </draw:frame>
        <draw:connector draw:style-name="gr6" draw:text-style-name="P7" draw:layer="layout" draw:line-skew="-0.462cm" svg:x1="19.831cm" svg:y1="8.498cm" svg:x2="24.495cm" svg:y2="10.431cm" draw:start-shape="id8" draw:start-glue-point="1" draw:end-shape="id2" draw:end-glue-point="3" svg:d="M19831 8498h1870v1933h2794" svg:viewBox="0 0 4665 19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21:39:46.972728006</meta:creation-date>
    <dc:date>2022-04-26T21:38:57.133485205</dc:date>
    <meta:editing-duration>PT11M41S</meta:editing-duration>
    <meta:editing-cycles>4</meta:editing-cycles>
    <meta:generator>LibreOffice/6.4.7.2$Linux_X86_64 LibreOffice_project/40$Build-2</meta:generator>
    <meta:document-statistic meta:object-count="20"/>
  </office:meta>
</office:document-meta>
</file>